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EXPLORATORY TEST REPORT</text:span><text:span text:style-name="T2"><text:line-break/></text:span><text:span text:style-name="T3">TEST AUTHOR:<text:s/></text:span><text:span text:style-name="T4">Kamil Kwiek</text:span><text:span text:style-name="T5"><text:line-break/></text:span><text:span text:style-name="T6">DOCUMENT VERSION:<text:s/></text:span><text:span text:style-name="T7">SESSION NO. 4</text:span><text:span text:style-name="T8"><text:line-break/></text:span><text:span text:style-name="T9">TEST START AND END DATE:<text:s/></text:span><text:span text:style-name="T10">06.12.2022 START 09:30 END 11:00</text:span><text:span text:style-name="T11"><text:line-break/></text:span><text:span text:style-name="T12">SESSION DURATION:<text:s/></text:span><text:span text:style-name="T13">90 minutes</text:span><text:span text:style-name="T14"><text:line-break/></text:span><text:span text:style-name="T15">OBJECTIVE</text:span><text:span text:style-name="T16">: VERIFICATION OF THE FUNCTIONALITY OF THE "Pomodoro Kanban" APPLICATION</text:span><text:span text:style-name="T17"><text:line-break/></text:span><text:span text:style-name="T18">APPLICATION LINK</text:span><text:span text:style-name="T19">: "Pomodoro Kanban"<text:s/></text:span><text:a xlink:href="https://testujpl.gitlab.io/pomodoro-kanban-test/"><text:span text:style-name="T20">https://testujpl.gitlab.io/pomodoro-kanban-test/</text:span></text:a><text:span text:style-name="T21"><text:line-break/></text:span><text:span text:style-name="T22">TEST ENVIRONMENT:<text:s/></text:span><text:span text:style-name="T23">Windows 10 Pro; Intel(r) Core(TM) i7-6920HQ CPU @ 2.90GHZ; 64-bit operating system.</text:span><text:span text:style-name="T24"><text:line-break/></text:span><text:span text:style-name="T25">AREA:</text:span><text:span text:style-name="T26"><text:line-break/></text:span><text:span text:style-name="T27"><text:tab/></text:span><text:span text:style-name="T28">⦁</text:span><text:span text:style-name="T29"><text:s/></text:span><text:span text:style-name="T30">VERIFICATION OF THE FUNCTIONALITY OF THE STOP BUTTON.</text:span><text:span text:style-name="T31"><text:line-break/></text:span><text:span text:style-name="T32">WHAT WAS NOT ACCOMPLISHED DURING THE SESSION:<text:s/></text:span><text:span text:style-name="T33">NONE</text:span><text:span text:style-name="T34">.</text:span><text:span text:style-name="T35"><text:line-break/></text:span><text:span text:style-name="T36">DEFECTS:</text:span><text:span text:style-name="T37"><text:line-break/></text:span><text:span text:style-name="T38"><text:tab/></text:span><text:span text:style-name="T39">⦁</text:span><text:span text:style-name="T40"><text:s/></text:span><text:span text:style-name="T41">AFTER CLICKING THE STOP BUTTON 10 SECONDS AFTER STARTING THE<text:s/></text:span><text:span text:style-name="T42"><text:tab/></text:span><text:span text:style-name="T43">TIMER, A MESSAGE APPEARS ASKING IF THE USER REALLY WANTS TO END<text:s/></text:span><text:span text:style-name="T44"><text:tab/></text:span><text:span text:style-name="T45">THE TASK. DESPITE CHOOSING "NOPE," THE TIMER RESETS.</text:span><text:span text:style-name="T46"><text:line-break/></text:span><text:span text:style-name="T47">STEPS TO REPRODUCE:</text:span></text:p>
      <text:list text:style-name="L2">
        <text:list-item>
          <text:p text:style-name="P2"><text:span text:style-name="T48">Go to:<text:s/></text:span><text:a xlink:href="https://testujpl.gitlab.io/pomodoro-kanban-test/"><text:span text:style-name="T49">https://testujpl.gitlab.io/pomodoro-kanban-test/</text:span></text:a><text:span text:style-name="T50"/></text:p>
        </text:list-item>
        <text:list-item>
          <text:p text:style-name="P2"><text:span text:style-name="T51">Click the START button.</text:span></text:p>
        </text:list-item>
        <text:list-item>
          <text:p text:style-name="P2"><text:span text:style-name="T51">In the<text:s/></text:span><text:span text:style-name="T52">,,</text:span><text:span text:style-name="T53">TO</text:span><text:span text:style-name="T54"><text:s/></text:span><text:span text:style-name="T55">DO</text:span><text:span text:style-name="T56">"</text:span><text:span text:style-name="T57"><text:s/>column, create at least one task using the "+" button.</text:span></text:p>
        </text:list-item>
        <text:list-item>
          <text:p text:style-name="P2"><text:span text:style-name="T57">At least 10 seconds after starting the timer, click the<text:s/></text:span><text:span text:style-name="T58">,,</text:span><text:span text:style-name="T59">STOP</text:span><text:span text:style-name="T60">"</text:span><text:span text:style-name="T61"><text:s/>button.</text:span></text:p>
        </text:list-item>
        <text:list-item>
          <text:p text:style-name="P2"><text:span text:style-name="T61">Notice that the timer is reset.</text:span><text:span text:style-name="T62"/></text:p>
        </text:list-item>
      </text:list>
      <text:p text:style-name="P3"><text:span text:style-name="T63">EXPECTED RESULT:<text:s/></text:span><text:span text:style-name="T64">Choosing the<text:s/></text:span><text:span text:style-name="T65">,,</text:span><text:span text:style-name="T66">NOPE</text:span><text:span text:style-name="T67">"</text:span><text:span text:style-name="T68"><text:s/>button does not reset the timer.</text:span><text:span text:style-name="T69"/></text:p>
      <text:p text:style-name="P3"><text:span text:style-name="T70">ACTUAL RESULT:<text:s/></text:span><text:span text:style-name="T71">Choosing the<text:s/></text:span><text:span text:style-name="T72">,,</text:span><text:span text:style-name="T73">NOPE</text:span><text:span text:style-name="T74">"</text:span><text:span text:style-name="T75"><text:s/>button resets the timer.</text:span><text:span text:style-name="T76"><text:line-break/></text:span><text:span text:style-name="T77">FINDINGS/POTENTIAL ISSUES:<text:s/></text:span><text:span text:style-name="T78">The specification describes messages in Polish, while they are presented in English in the application.</text:span></text:p>
      <text:p text:style-name="P4"><text:span text:style-name="T79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